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4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163cm" fo:min-width="3.37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46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163cm" fo:min-width="2.6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163cm" fo:min-width="2.63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64cm" svg:height="3.095cm" svg:x="1.635cm" svg:y="2.778cm">
          <draw:text-box>
            <text:p text:style-name="P1">Sender</text:p>
            <text:p text:style-name="P1"/>
            <text:p text:style-name="P1">REQUEST</text:p>
          </draw:text-box>
        </draw:frame>
        <draw:g>
          <draw:custom-shape draw:style-name="gr2" draw:text-style-name="P1" draw:layer="layout" svg:width="3.874cm" svg:height="2.413cm" svg:x="1.548cm" svg:y="2.778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3" draw:text-style-name="P1" draw:layer="layout" svg:x1="1.548cm" svg:y1="4.066cm" svg:x2="5.422cm" svg:y2="4.066cm">
            <text:p/>
          </draw:line>
        </draw:g>
        <draw:g>
          <draw:custom-shape draw:style-name="gr2" draw:text-style-name="P1" draw:layer="layout" svg:width="3.874cm" svg:height="2.413cm" svg:x="1.548cm" svg:y="2.778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3" draw:text-style-name="P1" draw:layer="layout" svg:x1="1.548cm" svg:y1="4.066cm" svg:x2="5.422cm" svg:y2="4.066cm">
            <text:p/>
          </draw:line>
        </draw:g>
        <draw:frame draw:style-name="gr4" draw:text-style-name="P1" draw:layer="layout" svg:width="3.048cm" svg:height="2.714cm" svg:x="2.016cm" svg:y="6.287cm">
          <draw:text-box>
            <text:p text:style-name="P1">Receiver</text:p>
            <text:p text:style-name="P1"/>
            <text:p text:style-name="P1">REPLY</text:p>
          </draw:text-box>
        </draw:frame>
        <draw:g>
          <draw:custom-shape draw:style-name="gr5" draw:text-style-name="P1" draw:layer="layout" svg:width="3.14cm" svg:height="2.413cm" svg:x="1.915cm" svg:y="6.207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3" draw:text-style-name="P1" draw:layer="layout" svg:x1="1.915cm" svg:y1="7.495cm" svg:x2="5.055cm" svg:y2="7.495cm">
            <text:p/>
          </draw:line>
        </draw:g>
        <draw:g>
          <draw:custom-shape draw:style-name="gr5" draw:text-style-name="P1" draw:layer="layout" svg:width="3.14cm" svg:height="2.413cm" svg:x="1.915cm" svg:y="6.207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3" draw:text-style-name="P1" draw:layer="layout" svg:x1="1.915cm" svg:y1="7.495cm" svg:x2="5.055cm" svg:y2="7.495cm">
            <text:p/>
          </draw:line>
        </draw:g>
        <draw:g>
          <draw:custom-shape draw:style-name="gr6" draw:text-style-name="P1" draw:layer="layout" svg:width="3.139cm" svg:height="2.413cm" svg:x="1.916cm" svg:y="6.207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3" draw:text-style-name="P1" draw:layer="layout" svg:x1="1.916cm" svg:y1="7.495cm" svg:x2="5.055cm" svg:y2="7.495cm">
            <text:p/>
          </draw:line>
        </draw:g>
        <draw:line draw:style-name="gr7" draw:text-style-name="P1" draw:layer="layout" svg:x1="3.032cm" svg:y1="5.179cm" svg:x2="3.032cm" svg:y2="6.195cm">
          <text:p/>
        </draw:line>
        <draw:frame draw:style-name="gr8" draw:layer="layout" svg:width="5.938cm" svg:height="0.962cm" svg:x="4.937cm" svg:y="5.318cm">
          <draw:text-box>
            <text:p>Request with Reply</text:p>
          </draw:text-box>
        </draw:frame>
        <draw:line draw:style-name="gr7" draw:text-style-name="P1" draw:layer="layout" svg:x1="3.921cm" svg:y1="6.207cm" svg:x2="3.921cm" svg:y2="5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ecil McGregor</meta:initial-creator>
    <meta:creation-date>2016-05-22T09:41:55.789238431</meta:creation-date>
    <dc:date>2016-05-22T10:45:49.117573228</dc:date>
    <dc:creator>Cecil McGregor</dc:creator>
    <meta:editing-duration>PT26M42S</meta:editing-duration>
    <meta:editing-cycles>5</meta:editing-cycles>
    <meta:generator>LibreOffice/4.3.7.2$Linux_X86_64 LibreOffice_project/430$Build-2</meta:generator>
    <meta:document-statistic meta:object-count="20"/>
  </office:meta>
</office:document-meta>
</file>